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3" calcext:value-type="float">
            <text:p>1423</text:p>
          </table:table-cell>
          <table:table-cell table:style-name="ce7" table:formula="of:=COUNTIF([.B7:.B999998];&quot;X&quot;)" office:value-type="float" office:value="1233" calcext:value-type="float">
            <text:p>123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14" calcext:value-type="float">
            <text:p>15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14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9:39:02.5167586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4T19:39:52.633447379</dc:date>
    <meta:editing-duration>P1DT12H55M46S</meta:editing-duration>
    <meta:editing-cycles>1412</meta:editing-cycles>
    <meta:document-statistic meta:table-count="1" meta:cell-count="8592" meta:object-count="0"/>
  </office:meta>
</office:document-meta>
</file>